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Estilo_20_padrão_20_de_20_desenho_5f_1">
      <style:graphic-properties draw:stroke="none" draw:fill="none" fo:min-height="18.511cm"/>
      <style:paragraph-properties style:writing-mode="lr-tb"/>
    </style:style>
    <style:style style:name="gr2" style:family="graphic" style:parent-style-name="Estilo_20_padrão_20_de_20_desenho_5f_1">
      <style:graphic-properties draw:stroke="none" draw:fill="none" fo:min-height="11.295cm"/>
      <style:paragraph-properties style:writing-mode="lr-tb"/>
    </style:style>
    <style:style style:name="P1" style:family="paragraph">
      <style:text-properties fo:font-size="8.60000038146973pt"/>
    </style:style>
    <style:style style:name="P2" style:family="paragraph">
      <loext:graphic-properties draw:fill="none"/>
      <style:paragraph-properties style:writing-mode="lr-tb"/>
      <style:text-properties fo:font-size="8.60000038146973pt"/>
    </style:style>
    <style:style style:name="P3" style:family="paragraph">
      <style:paragraph-properties fo:margin-left="0cm" fo:margin-right="0cm" fo:margin-top="0cm" fo:margin-bottom="0cm" fo:line-height="100%" fo:text-indent="0cm"/>
      <style:text-properties fo:font-size="8.60000038146973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ff0000" loext:opacity="100%" fo:font-size="32pt" style:font-size-asian="32pt" style:font-size-complex="32pt"/>
    </style:style>
    <style:style style:name="T3" style:family="text">
      <style:text-properties fo:color="#000000" loext:opacity="100%" fo:font-size="32pt" style:font-size-asian="32pt" style:font-size-complex="32pt"/>
    </style:style>
    <style:style style:name="T4" style:family="text">
      <style:text-properties fo:color="#c9211e" loext:opacity="100%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/>
      <draw:page draw:name="page2" draw:style-name="dp1" draw:master-page-name="Padrão">
        <draw:frame draw:style-name="gr1" draw:text-style-name="P2" draw:layer="layout" svg:width="18.914cm" svg:height="42.25cm" svg:x="1.268cm" svg:y="1.475cm">
          <draw:text-box>
            <text:p text:style-name="P1"><text:span text:style-name="T1">Já </text:span><text:span text:style-name="T2">paguei</text:span><text:span text:style-name="T1"> minha </text:span><text:span text:style-name="T2">conta</text:span><text:span text:style-name="T1"> e não quero que </text:span><text:span text:style-name="T2">cortem</text:span><text:span text:style-name="T1">. Como é que eu faço ?</text:span></text:p>
            <text:p text:style-name="P1"><text:span text:style-name="T1"/></text:p>
            <text:p text:style-name="P1"><text:span text:style-name="T2">Cortaram</text:span><text:span text:style-name="T1"> minha </text:span><text:span text:style-name="T2">água</text:span><text:span text:style-name="T1"> e eu paguei.</text:span></text:p>
            <text:p text:style-name="P1"><text:span text:style-name="T1"/></text:p>
            <text:p text:style-name="P1"><text:span text:style-name="T1">O </text:span><text:span text:style-name="T2">valor</text:span><text:span text:style-name="T1"> da minha conta tá errado.</text:span></text:p>
            <text:p text:style-name="P1"><text:span text:style-name="T1"/></text:p>
            <text:p text:style-name="P1"><text:span text:style-name="T1">Vcs </text:span><text:span text:style-name="T2">cobraram</text:span><text:span text:style-name="T1"> a mais de mim.</text:span></text:p>
            <text:p text:style-name="P1"><text:span text:style-name="T1"/></text:p>
            <text:p text:style-name="P1"><text:span text:style-name="T1">Não </text:span><text:span text:style-name="T2">gastei</text:span><text:span text:style-name="T1"> essa água toda.</text:span></text:p>
            <text:p text:style-name="P1"><text:span text:style-name="T1"/></text:p>
            <text:p text:style-name="P1"><text:span text:style-name="T2">Roubaram</text:span><text:span text:style-name="T1"> meu </text:span><text:span text:style-name="T2">hidrômetro</text:span><text:span text:style-name="T1">/</text:span><text:span text:style-name="T2">medidor</text:span><text:span text:style-name="T1">.</text:span></text:p>
            <text:p text:style-name="P1"><text:span text:style-name="T1"/></text:p>
            <text:p text:style-name="P1"><text:span text:style-name="T1">Fizeram </text:span><text:span text:style-name="T2">gato</text:span><text:span text:style-name="T1"> na minha água.</text:span></text:p>
            <text:p text:style-name="P1"><text:span text:style-name="T1"/></text:p>
            <text:p text:style-name="P1"><text:span text:style-name="T1">Minha </text:span><text:span text:style-name="T2">conta</text:span><text:span text:style-name="T1"> não chegou.</text:span></text:p>
            <text:p text:style-name="P1"><text:span text:style-name="T1"/></text:p>
            <text:p text:style-name="P1"><text:span text:style-name="T2">Mudei</text:span><text:span text:style-name="T1"> de </text:span><text:span text:style-name="T2">telefone</text:span><text:span text:style-name="T1">/meu </text:span><text:span text:style-name="T2">telefone</text:span><text:span text:style-name="T1"> </text:span><text:span text:style-name="T2">mudou</text:span><text:span text:style-name="T1">.</text:span></text:p>
            <text:p text:style-name="P1"><text:span text:style-name="T1"/></text:p>
            <text:p text:style-name="P1"><text:span text:style-name="T1">Tem um </text:span><text:span text:style-name="T2">vazamento</text:span><text:span text:style-name="T1">/</text:span><text:span text:style-name="T2">água correndo</text:span><text:span text:style-name="T3">/</text:span><text:span text:style-name="T2">esgoto vazando</text:span><text:span text:style-name="T1"> na minha rua.</text:span></text:p>
            <text:p text:style-name="P1"><text:span text:style-name="T1"/></text:p>
            <text:p text:style-name="P1"><text:span text:style-name="T1">Coloco meu CPF e </text:span><text:span text:style-name="T2">senha</text:span><text:span text:style-name="T1">, mas o </text:span><text:span text:style-name="T2">sistema</text:span><text:span text:style-name="T1"> dá erro.</text:span></text:p>
            <text:p text:style-name="P1"><text:span text:style-name="T1"/></text:p>
            <text:p text:style-name="P1"><text:span text:style-name="T1">Não consigo </text:span><text:span text:style-name="T2">acessar</text:span><text:span text:style-name="T1"> os serviços.</text:span></text:p>
            <text:p text:style-name="P1"><text:span text:style-name="T1"/></text:p>
            <text:p text:style-name="P1"><text:span text:style-name="T1">A </text:span><text:span text:style-name="T2">tela de entrada</text:span><text:span text:style-name="T1"> de serviços não funciona.</text:span></text:p>
            <text:p text:style-name="P1"><text:span text:style-name="T1"/></text:p>
            <text:p text:style-name="P1"><text:span text:style-name="T1">Seu aparelho tá medindo minha água errado.</text:span></text:p>
            <text:p text:style-name="P1"><text:span text:style-name="T1"/></text:p>
            <text:p text:style-name="P1"><text:span text:style-name="T1">Esse </text:span><text:span text:style-name="T2">hidrômetro</text:span><text:span text:style-name="T1"> de vocês tá medindo errado.</text:span></text:p>
            <text:p text:style-name="P1"><text:span text:style-name="T1"/></text:p>
            <text:p text:style-name="P1"><text:span text:style-name="T1"/></text:p>
          </draw:text-box>
        </draw:frame>
      </draw:page>
      <draw:page draw:name="page3" draw:style-name="dp1" draw:master-page-name="Padrão">
        <draw:frame draw:style-name="gr2" draw:text-style-name="P2" draw:layer="layout" svg:width="27.01cm" svg:height="28.103cm" svg:x="1.255cm" svg:y="1.356cm">
          <draw:text-box>
            <text:p text:style-name="P1"><text:span text:style-name="T1">Por que tenho que dar meu </text:span><text:span text:style-name="T4">CPF</text:span><text:span text:style-name="T1"> ?</text:span></text:p>
            <text:p text:style-name="P1"><text:span text:style-name="T1"/></text:p>
            <text:p text:style-name="P1"><text:span text:style-name="T4">Agência</text:span><text:span text:style-name="T1"> da sua Empresa na minha cidade não funciona no horário que fala na placa.</text:span></text:p>
            <text:p text:style-name="P1"><text:span text:style-name="T1"/></text:p>
            <text:p text:style-name="P1"><text:span text:style-name="T1">Fui na </text:span><text:span text:style-name="T4">agência</text:span><text:span text:style-name="T1">, </text:span><text:span text:style-name="T4">esperei</text:span><text:span text:style-name="T1"> um tempão e acabei indo embora.</text:span></text:p>
            <text:p text:style-name="P1"><text:span text:style-name="T1"/></text:p>
            <text:p text:style-name="P1"><text:span text:style-name="T1">Quero </text:span><text:span text:style-name="T4">agendar</text:span><text:span text:style-name="T1"> atendimento.</text:span></text:p>
            <text:p text:style-name="P1"><text:span text:style-name="T1"/></text:p>
            <text:p text:style-name="P1"><text:span text:style-name="T1">Quero </text:span><text:span text:style-name="T4">parcelar</text:span><text:span text:style-name="T1"> contas que tô </text:span><text:span text:style-name="T4">devendo</text:span><text:span text:style-name="T1">.</text:span></text:p>
            <text:p text:style-name="P1"><text:span text:style-name="T1"/></text:p>
            <text:p text:style-name="P1"><text:span text:style-name="T1">Quais </text:span><text:span text:style-name="T4">serviços</text:span><text:span text:style-name="T1"> a sua Empresa oferece ?</text:span></text:p>
            <text:p text:style-name="P1"><text:span text:style-name="T1"/></text:p>
            <text:p text:style-name="P1"><text:span text:style-name="T1">Como vejo minhas </text:span><text:span text:style-name="T4">últimas leituras</text:span><text:span text:style-name="T1"> (Histórico consumo) ?</text:span></text:p>
            <text:p text:style-name="P1"><text:span text:style-name="T1"/></text:p>
            <text:p text:style-name="P3"><text:span text:style-name="T1">Quero </text:span><text:span text:style-name="T4">cortar</text:span><text:span text:style-name="T1"> minha </text:span><text:span text:style-name="T4">ligação</text:span><text:span text:style-name="T1">.</text:span></text:p>
            <text:p text:style-name="P3"><text:span text:style-name="T1"/></text:p>
            <text:p text:style-name="P3"><text:span text:style-name="T1">Quero pedir uma </text:span><text:span text:style-name="T2">Certidão Negativa de Débito</text:span><text:span text:style-name="T1">.</text:span></text:p>
            <text:p text:style-name="P3"><text:span text:style-name="T1"/></text:p>
            <text:p text:style-name="P1"><text:span text:style-name="T1">Quero saber o estado de uma </text:span><text:span text:style-name="T2">reclamação</text:span><text:span text:style-name="T1">/</text:span><text:span text:style-name="T2">protocolo.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Estilo_20_padrão_20_de_20_desenho_5f_1" style:display-name="Estilo padrão de desenh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Estilo_20_padrão_20_de_20_desenho_5f_1" style:display-name="Estilo padrão de desenh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8-19T20:32:39.443000000</meta:creation-date>
    <dc:date>2022-08-19T20:34:40.507000000</dc:date>
    <meta:editing-duration>PT2M1S</meta:editing-duration>
    <meta:editing-cycles>1</meta:editing-cycles>
    <meta:document-statistic meta:object-count="2"/>
    <meta:generator>LibreOffice/7.0.1.2$Windows_X86_64 LibreOffice_project/7cbcfc562f6eb6708b5ff7d7397325de9e764452</meta:generator>
  </office:meta>
</office:document-meta>
</file>